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text-properties style:font-name="MS UI Gothic" fo:font-size="12pt" style:font-name-asian="MS UI Gothic" style:font-size-asian="12pt" style:font-size-complex="12pt"/>
    </style:style>
    <style:style style:name="P5" style:family="paragraph" style:parent-style-name="OOoTextBody">
      <style:text-properties style:font-name="MS UI Gothic" fo:font-size="12pt" style:font-name-asian="MS UI Gothic" style:font-size-asian="12pt" style:font-size-complex="12pt"/>
    </style:style>
    <style:style style:name="P6" style:family="paragraph" style:parent-style-name="OOoTextBody">
      <style:text-properties style:font-name="MS UI Gothic" fo:font-size="12pt" officeooo:paragraph-rsid="0007846e" style:font-name-asian="MS UI Gothic" style:font-size-asian="12pt" style:font-size-complex="12pt"/>
    </style:style>
    <style:style style:name="P7" style:family="paragraph" style:parent-style-name="OOoText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8" style:family="paragraph" style:parent-style-name="OOoTextBody">
      <style:text-properties style:font-name-asian="MS UI Gothic"/>
    </style:style>
    <style:style style:name="P9" style:family="paragraph" style:parent-style-name="OOoTextBody" style:list-style-name="L1">
      <style:text-properties style:font-name="MS UI Gothic" fo:font-size="12pt" style:font-name-asian="MS UI Gothic" style:font-size-asian="12pt" style:font-size-complex="12pt"/>
    </style:style>
    <style:style style:name="P10" style:family="paragraph" style:parent-style-name="OOoTextBody" style:list-style-name="L2">
      <style:text-properties style:font-name="MS UI Gothic" fo:font-size="12pt" style:font-name-asian="MS UI Gothic" style:font-size-asian="12pt" style:font-size-complex="12pt"/>
    </style:style>
    <style:style style:name="P11" style:family="paragraph" style:parent-style-name="OOoTextBody" style:list-style-name="L3">
      <style:text-properties style:font-name="MS UI Gothic" fo:font-size="12pt" style:font-name-asian="MS UI Gothic" style:font-size-asian="12pt" style:font-size-complex="12pt"/>
    </style:style>
    <style:style style:name="P12" style:family="paragraph" style:parent-style-name="OOoTextBody">
      <style:text-properties style:font-name="MS UI Gothic" fo:font-size="12pt" officeooo:paragraph-rsid="0007846e" fo:background-color="transparent" style:font-name-asian="MS UI Gothic" style:font-size-asian="12pt" style:font-size-complex="12pt"/>
    </style:style>
    <style:style style:name="P13" style:family="paragraph" style:parent-style-name="OOoTextBody" style:list-style-name="L3">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14" style:family="paragraph" style:parent-style-name="OOoTextBody" style:list-style-name="L2">
      <style:text-properties style:font-name="MS UI Gothic" style:font-name-asian="MS UI Gothic"/>
    </style:style>
    <style:style style:name="P15" style:family="paragraph" style:parent-style-name="OOoTextBody" style:list-style-name="L3"/>
    <style:style style:name="P16" style:family="paragraph" style:parent-style-name="OOoHeading_20_1">
      <style:text-properties style:font-name="MS UI Gothic" fo:font-size="16pt" fo:font-weight="bold" style:font-name-asian="MS UI Gothic" style:font-size-asian="16pt" style:font-weight-asian="bold" style:font-size-complex="16pt" style:font-weight-complex="bold"/>
    </style:style>
    <style:style style:name="P17" style:family="paragraph" style:parent-style-name="OOoHeading_20_2">
      <style:text-properties fo:font-size="14pt" fo:font-weight="bold" style:font-name-asian="MS UI Gothic" style:font-size-asian="14pt" style:font-weight-asian="bold" style:font-size-complex="14pt" style:font-weight-complex="bold"/>
    </style:style>
    <style:style style:name="P18" style:family="paragraph" style:parent-style-name="OOoContents_20_1">
      <style:paragraph-properties>
        <style:tab-stops>
          <style:tab-stop style:position="16.999cm" style:type="right" style:leader-style="dotted" style:leader-text="."/>
        </style:tab-stops>
      </style:paragraph-properties>
    </style:style>
    <style:style style:name="P19"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MS UI Gothic" style:font-name-asian="MS UI Gothic"/>
    </style:style>
    <style:style style:name="T4" style:family="text">
      <style:text-properties style:font-name="MS UI Gothic" style:font-name-asian="MS UI Gothic" style:language-asian="ja" style:country-asian="JP"/>
    </style:style>
    <style:style style:name="T5" style:family="text">
      <style:text-properties style:font-name="MS UI Gothic" fo:font-size="12pt" style:font-name-asian="MS UI Gothic" style:font-size-asian="12pt" style:font-size-complex="12pt"/>
    </style:style>
    <style:style style:name="T6" style:family="text">
      <style:text-properties style:font-name="MS UI Gothic" fo:font-size="12pt" style:font-name-asian="MS UI Gothic" style:font-size-asian="12pt" style:language-asian="ja" style:country-asian="JP" style:font-size-complex="12pt"/>
    </style:style>
    <style:style style:name="T7" style:family="text">
      <style:text-properties style:font-name-asian="MS UI Gothic"/>
    </style:style>
    <style:style style:name="T8" style:family="text">
      <style:text-properties style:language-asian="ja" style:country-asian="JP"/>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1149_121110766"/><text:bookmark text:name="Pcbnew.E5.85.A5.E9.96.80"/>Pcbnew入門<text:bookmark-end text:name="__RefHeading__1149_121110766"/></text:h>
      <text:p text:style-name="OOoTextBody"/>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8"><text:a xlink:type="simple" xlink:href="#__RefHeading__1149_121110766" text:style-name="Internet_20_link" text:visited-style-name="Internet_20_link">1 - Pcbnew入門<text:tab/>1</text:a></text:p>
          <text:p text:style-name="P19"><text:a xlink:type="simple" xlink:href="#__RefHeading__1151_121110766" text:style-name="Internet_20_link" text:visited-style-name="Internet_20_link">1.1 - 説明<text:tab/>1</text:a></text:p>
          <text:p text:style-name="P19"><text:a xlink:type="simple" xlink:href="#__RefHeading__1153_121110766" text:style-name="Internet_20_link" text:visited-style-name="Internet_20_link">1.2 - 主要な設計上の特徴<text:tab/>1</text:a></text:p>
          <text:p text:style-name="P19"><text:a xlink:type="simple" xlink:href="#__RefHeading__1155_121110766" text:style-name="Internet_20_link" text:visited-style-name="Internet_20_link">1.3 - 一般的な注意事項<text:tab/>2</text:a></text:p>
        </text:index-body>
      </text:table-of-content>
      <text:p text:style-name="OOoTextBody"/>
      <text:p text:style-name="OOoTextBody"/>
      <text:h text:style-name="P17" text:outline-level="2"><text:bookmark-start text:name="__RefHeading__1151_121110766"/><text:bookmark text:name=".E8.AA.AC.E6.98.8E"/>説明<text:bookmark-end text:name="__RefHeading__1151_121110766"/></text:h>
      <text:p text:style-name="OOoTextBody"><text:span text:style-name="T5">Pcbnewは、Linux、Microsoft WindowsやApple OS Xオペレーティングシステムで使用可能な強力なプリント回路基板のソフトウェアツールです</text:span>．</text:p>
      <text:p text:style-name="OOoTextBody"><text:span text:style-name="T5">Pcbnewは、回路図キャプチャソフトウェアプログラムEeschemaに関連付けて使用されますEeschemaはネットリストファイル（これはPCBを設計するための電気的な接続について記述します）を提供します</text:span><text:span text:style-name="T6">．</text:span></text:p>
      <text:p text:style-name="OOoTextBody"><text:span text:style-name="T5">第2のプログラムCvPcbはPcbnewによって使用されているモジュールに、Eeschemaによって生成されたネットリスト内の各コンポーネントを割り当てるために使用されます</text:span><text:span text:style-name="T6">．これは、equivalence ファイルを使用して対話的に、または自動的に行うことができます．</text:span></text:p>
      <text:p text:style-name="OOoTextBody"><text:span text:style-name="T5">Pcbnewは、モジュールのライブラリを管理します</text:span><text:span text:style-name="T6">．</text:span><text:span text:style-name="T5">各々のモジュール</text:span><text:span text:style-name="T6">と</text:span><text:span text:style-name="T5">は、フットプリント(部品への接続を提供するパッドのレイアウト)を含む物理的な コンポーネントを示す図です</text:span><text:span text:style-name="T6">．</text:span><text:span text:style-name="T5">必要なモジュールはCvPcbによって生成されるネットリストの読み込み中に自動的にロードされます</text:span><text:span text:style-name="T6">．</text:span></text:p>
      <text:p text:style-name="OOoTextBody"><text:span text:style-name="T5">Pcbnewは</text:span><text:span text:style-name="T6">任意の</text:span><text:span text:style-name="T5">回路修正</text:span><text:span text:style-name="T6">、</text:span><text:span text:style-name="T5">誤配線の削除</text:span><text:span text:style-name="T6">、</text:span><text:span text:style-name="T5">新しい部品の追加</text:span><text:span text:style-name="T6">、</text:span><text:span text:style-name="T5">また新旧のモジュールの値（及び</text:span><text:span text:style-name="T6">条件付</text:span><text:span text:style-name="T5">での任意のリファレンス）の修正</text:span><text:span text:style-name="T6">、</text:span><text:span text:style-name="T5">回路図</text:span><text:span text:style-name="T6">上の</text:span><text:span text:style-name="T5">電気的な接続</text:span><text:span text:style-name="T6">など</text:span><text:span text:style-name="T5">自動的そして直ちに</text:span><text:span text:style-name="T6">取り込み、反映</text:span><text:span text:style-name="T5">します</text:span><text:span text:style-name="T6">。</text:span> </text:p>
      <text:p text:style-name="OOoTextBody"><text:span text:style-name="T5">Pcbnewはラッツネスト表示という回路図上で接続されているモジュールのパッドを接続する細い線を提供します．これらの接続は、配線とモジュールの移動が発生した途端に動的に動きます</text:span><text:span text:style-name="T2">．</text:span></text:p>
      <text:p text:style-name="OOoTextBody"><text:span text:style-name="T3">Pcbnewは、リアルタイムにトラック・レイアウトの様々なエラーをアクティ</text:span><text:span text:style-name="T4">ブに</text:span><text:span text:style-name="T3">検出するデザイン ルール チェック（DRC）機能を持ちます</text:span><text:span text:style-name="T4">．</text:span></text:p>
      <text:p text:style-name="OOoTextBody"><text:span text:style-name="T5">Pcbnewは基板への部品実装にハンダ付けを容易にするための、サーマル</text:span><text:span text:style-name="T6">切り欠き</text:span><text:span text:style-name="T5">を持つ（或いは持たない）銅箔面を自動的に生成することが出来ます</text:span><text:span text:style-name="T6">．</text:span></text:p>
      <text:p text:style-name="OOoTextBody"><text:span text:style-name="T5">Pcbnewは配線の設計をアシストするためのシンプルながら効果的なオートルーターを持っています．より高度な外部のオート．ルータを使用するため、SPECCTRA dsn フォーマットのファイルをインポート/エクスポートを使用することが出来ます</text:span><text:span text:style-name="T6">．</text:span></text:p>
      <text:p text:style-name="OOoTextBody"><text:span text:style-name="T5">Pcbnewは高周波回路基板設計のための特別なオプション（例えば台形や複雑な形のパッド、プリント基板上のコイル</text:span><text:span text:style-name="T6">の自動レイアウトなど）も提供します．</text:span></text:p>
      <text:p text:style-name="P7">Pcbnewは、その要素（配線、パッド、文字、図形、その他）を実際の大きさや個人の好みに応じて表示します<text:span text:style-name="T8">．</text:span></text:p>
      <text:p text:style-name="P8"/>
      <text:p text:style-name="P8">塗りつぶし または アウトライン（輪郭）表示</text:p>
      <text:list xml:id="list1157107524953759599" text:style-name="L1">
        <text:list-item>
          <text:p text:style-name="P9">配線/パッドのクリアランスの表示</text:p>
        </text:list-item>
      </text:list>
      <text:h text:style-name="P17" text:outline-level="2"><text:bookmark-start text:name="__RefHeading__1153_121110766"/><text:bookmark text:name=".E4.B8.BB.E8.A6.81.E3.81.AA.E8.A8.AD.E8.A8.88.E4.B8.8A.E3.81.AE.E7.89.B9.E5.BE.B4"/>主要な設計上の特徴<text:bookmark-end text:name="__RefHeading__1153_121110766"/></text:h>
      <text:p text:style-name="OOoTextBody"><text:s/><text:span text:style-name="T5">Pcbnewは 1/10000 インチの内部分解能を持っています</text:span><text:span text:style-name="T6">．</text:span></text:p>
      <text:p text:style-name="P12"><text:soft-page-break/>Pcbnewは16の導体層に加え、12のテクニカル層（シルクスクリーン、ソルダーマスク（レジスト）、コンポーネント接着剤、ソルダペースト、図形及びコメント･･･）を扱い、リアルタイムでの未配線の細線表示（ラッツネスト）を管理します．</text:p>
      <text:p text:style-name="P6">各要素（配線、パッド、文字、図形<text:span text:style-name="T8">その他</text:span>）の表示はカスタマイズが可能です:</text:p>
      <text:list xml:id="list1642033720694634779" text:style-name="L2">
        <text:list-item>
          <text:p text:style-name="P10">塗りつぶし または アウトライン（輪郭）表示.</text:p>
        </text:list-item>
        <text:list-item>
          <text:p text:style-name="P14">配線クリアランスあり または なし.</text:p>
        </text:list-item>
        <text:list-item>
          <text:p text:style-name="P10">高密度多層回路のために便利な、特定の要素の非表示 (導体層、テクニカル層、銅箔面、モジュール...).</text:p>
        </text:list-item>
      </text:list>
      <text:p text:style-name="OOoTextBody"><text:span text:style-name="T7">複雑な回路の場合、レイヤー、ゾーン、コンポーネントの表示は、画面の見やすさのために選択的に非表示にすることができます</text:span><text:span text:style-name="T2">．</text:span></text:p>
      <text:p text:style-name="P5">モジュールは0.1°刻みで任意の角度で回転できます．</text:p>
      <text:p text:style-name="P4">パッドは円形、長方形、楕円形や台形（高周波回路の製造に必要）にすることができます．加えて、いくつかの基本的なパッドは、グループ化することができます．</text:p>
      <text:p text:style-name="P4">各パッドのサイズや、パッドを配置する層などを設定・調整できます．</text:p>
      <text:p text:style-name="Text_20_body"><text:span text:style-name="T5">ドリル穴をオフセットすることができます</text:span><text:span text:style-name="T6">。</text:span></text:p>
      <text:p text:style-name="OOoTextBody"><text:span text:style-name="T5">Pcbnewは、パッド周辺のサーマル切り欠きを自動的に生成する銅箔パターンを自動的に生成することができます</text:span><text:span text:style-name="T6">。</text:span></text:p>
      <text:p text:style-name="OOoTextBody"><text:span text:style-name="T5">モジュール・エディタはPcbnewツールバーからアクセスすることができます．エディタは、PCBまたはライブラリからモジュールの作成や変更を可能にし、その後のいずれかに保存されます． PCBに保存されたモジュールは、その後、ライブラリに保存することができます．さらに、PCB上のすべてのモジュールは、フットプリントのアーカイブを 作成することにより、ライブラリに保存することができます</text:span><text:span text:style-name="T6">．</text:span></text:p>
      <text:p text:style-name="P5">Pcbnewは、すべての必要な<text:span text:style-name="T8">ドキュメント</text:span>を非常に単純な方法で生成します：</text:p>
      <text:list xml:id="list3933913380812590337" text:style-name="L3">
        <text:list-item>
          <text:p text:style-name="P11">製造用出力:</text:p>
          <text:list>
            <text:list-item>
              <text:p text:style-name="P13">フォトプロッタ用 ガーバー RS-274X フォーマットファイル</text:p>
            </text:list-item>
            <text:list-item>
              <text:p text:style-name="P11">穴あけ用 EXCELLON フォーマットファイル</text:p>
            </text:list-item>
          </text:list>
        </text:list-item>
        <text:list-item>
          <text:p text:style-name="P15">H<text:span text:style-name="T5">PGL, SVG , DXF フォーマットでの作画ファイル</text:span></text:p>
        </text:list-item>
        <text:list-item>
          <text:p text:style-name="P11">POSTSCRIPT フォーマットでの作画とドリルマップ</text:p>
        </text:list-item>
        <text:list-item>
          <text:p text:style-name="P11">ローカルプリンタ出力</text:p>
        </text:list-item>
      </text:list>
      <text:h text:style-name="P17" text:outline-level="2"><text:bookmark-start text:name="__RefHeading__1155_121110766"/><text:bookmark text:name=".E4.B8.80.E8.88.AC.E7.9A.84.E3.81.AA.E6.B3.A8.E6.84.8F.E4.BA.8B.E9.A0.85"/>一般的な注意事項<text:bookmark-end text:name="__RefHeading__1155_121110766"/></text:h>
      <text:p text:style-name="P5">Pcbnewは3ボタンマウスが必要です．3ボタンは必須です． </text:p>
      <text:p text:style-name="Text_20_body"><text:span text:style-name="T5">最終的に必要とされるネットリストを作成するには、回路図ツールEeschemaとCvPcbが必要になることに留意すべきです</text:span><text:span text:style-name="T6">．</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Page_20_Number" style:display-name="Page Number"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Keith Cockburn</meta:initial-creator>
    <meta:creation-date>2005-06-13T12:16:17</meta:creation-date>
    <dc:date>2014-05-13T20:43:50.972000000</dc:date>
    <meta:printed-by>Keith Cockburn</meta:printed-by>
    <meta:print-date>2005-06-13T16:41:45</meta:print-date>
    <dc:language>en-US</dc:language>
    <meta:editing-cycles>58</meta:editing-cycles>
    <meta:editing-duration>PT6H21M3S</meta:editing-duration>
    <meta:document-statistic meta:table-count="0" meta:image-count="0" meta:object-count="0" meta:page-count="2" meta:paragraph-count="50" meta:word-count="1898" meta:character-count="2259" meta:non-whitespace-character-count="219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